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7fa6"/>
    </style:style>
    <style:style style:name="P2" style:family="paragraph" style:parent-style-name="Standard">
      <style:text-properties officeooo:rsid="001d7fa6" officeooo:paragraph-rsid="001d7fa6"/>
    </style:style>
    <style:style style:name="P3" style:family="paragraph" style:parent-style-name="Standard">
      <style:text-properties officeooo:rsid="001ec680" officeooo:paragraph-rsid="001ec680"/>
    </style:style>
    <style:style style:name="T1" style:family="text">
      <style:text-properties officeooo:rsid="001ec680"/>
    </style:style>
    <style:style style:name="T2" style:family="text">
      <style:text-properties officeooo:rsid="00202f0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at is blockchain ?</text:p>
      <text:p text:style-name="P1"/>
      <text:p text:style-name="P2">Blockchain is a system <text:s/>of recording datas and information in a way that makes it impossible to change or cheat the system. A blockchain is essentially a digital ledger of transactions that is duplicated and distributed across the entire network of computer systems on the blockchain Each block in the chain contains a number of transactions and every time a new transaction occurs on the blockchain, a record of that transaction is added to every participant ledger. The decentralised database managed by multiple participants is known as Distributed Ledger Technology.</text:p>
      <text:p text:style-name="P2"/>
      <text:p text:style-name="P2">Blockchain had first time public attention in <text:span text:style-name="T1">in 2008. A person or group using the name Satoshi Nakamoto used the blockchain technology to create the cryptocurrency bitcoin. The invention of bitcoin made it the first digital currency to solve the double-spending problem without the need of a trusted authority or central server</text:span></text:p>
      <text:p text:style-name="P2"/>
      <text:p text:style-name="P3">The bitcoin blockchain is the basic of many other cryptocurrencies <text:span text:style-name="T2">and modern databases.</text:span></text:p>
      <text:p text:style-name="P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13T08:39:50.781017880</meta:creation-date>
    <dc:date>2020-04-13T09:03:14.286660708</dc:date>
    <meta:editing-duration>PT1M36S</meta:editing-duration>
    <meta:editing-cycles>2</meta:editing-cycles>
    <meta:generator>LibreOffice/6.3.5.2$Linux_X86_64 LibreOffice_project/30$Build-2</meta:generator>
    <meta:document-statistic meta:table-count="0" meta:image-count="0" meta:object-count="0" meta:page-count="1" meta:paragraph-count="4" meta:word-count="159" meta:character-count="1006" meta:non-whitespace-character-count="850"/>
  </office:meta>
</office:document-meta>
</file>